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8.9299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3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0" office:value-type="string" calcext:value-type="string">
            <text:p>↔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1:13:45.874449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3-19T23:05:55.157133045</dc:date>
    <meta:generator>LibreOffice/7.0.3.1$Linux_X86_64 LibreOffice_project/00$Build-1</meta:generator>
    <meta:editing-duration>PT13H47M25S</meta:editing-duration>
    <meta:editing-cycles>12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